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am Jim Lombardi. <text:s/>The purpose of this website is to help me interact with other runners.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text:s/>These statistics indicate that my experiences may help me help others enhance their enjoyment of running. <text:s/>I hope to interact with runners of all ages and have a special interest in those who continue running in their 60's, 70's, and beyond. <text:s/>Since 1962 I have kept a diary of <text:s/>my thoughts, discoveries, workouts and race results. <text:s/>I know this diary will help in that endeavour.</text:p>
      <text:p text:style-name="P2"/>
      <text:p text:style-name="P2">A list of over 120 running highlights can be found by clicking here. <text:s/></text:p>
      <text:p text:style-name="P2"/>
      <text:p text:style-name="P2">To read more about me click here. </text:p>
      <text:p text:style-name="P2"/>
      <text:p text:style-name="P2"><text:s text:c="3"/></text:p>
      <text:p text:style-name="P1"><text:span text:style-name="T1">I was born in Montclair NJ in 1942; BS from Gettysburg College, MAT from Fairleigh Dickinson and PhD in Physics from Rutgers. I met my wife Mary Jane at Rutgers where she was studying Mathematics. I became a member of the Allegheny College faculty in 1972 and retired in 2006. My position at Allegheny involved teaching physics and carrying out research with students in the areas of atomic and nuclear physics, non-linear optics and astrophysics. I enjoy running and have participated in running events since 195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4T16:43:50.65</meta:creation-date>
    <dc:date>2016-02-04T21:13:30.50</dc:date>
    <dc:creator>James Lombardi</dc:creator>
    <meta:editing-duration>PT3H12M46S</meta:editing-duration>
    <meta:editing-cycles>13</meta:editing-cycles>
    <meta:generator>OpenOffice/4.1.0$Win32 OpenOffice.org_project/410m18$Build-9764</meta:generator>
    <meta:document-statistic meta:table-count="0" meta:image-count="0" meta:object-count="0" meta:page-count="1" meta:paragraph-count="5" meta:word-count="264" meta:character-count="1497"/>
  </office:meta>
</office:document-meta>
</file>